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fo:border="0.74pt solid #000000" fo:padding="0.049cm"/>
    </style:style>
    <style:style style:name="ce2" style:family="table-cell" style:parent-style-name="Default">
      <style:table-cell-properties fo:border="0.74pt solid #000000" fo:padding="0.049cm"/>
    </style:style>
    <style:style style:name="ce3" style:family="table-cell" style:parent-style-name="Default">
      <style:table-cell-properties fo:background-color="#ffe994" fo:border="0.74pt solid #000000" fo:padding="0.049cm"/>
    </style:style>
    <style:style style:name="ce4" style:family="table-cell" style:parent-style-name="Default">
      <style:table-cell-properties fo:background-color="#77bc65" fo:border="0.74pt solid #000000" fo:padding="0.049cm"/>
    </style:style>
    <style:style style:name="ce5" style:family="table-cell" style:parent-style-name="Default">
      <style:table-cell-properties fo:background-color="#729fcf" fo:border="0.74pt solid #000000" fo:padding="0.049cm"/>
    </style:style>
    <style:style style:name="ce6" style:family="table-cell" style:parent-style-name="Default">
      <style:table-cell-properties fo:background-color="transparent" fo:border="0.74pt solid #000000" fo:padding="0.049cm"/>
    </style:style>
    <style:style style:name="ce7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</style:style>
    <style:style style:name="ce8" style:family="table-cell" style:parent-style-name="Default">
      <style:table-cell-properties fo:background-color="#ffde59" fo:border="0.74pt solid #000000" fo:padding="0.049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nt</text:p>
          </table:table-cell>
          <table:table-cell table:style-name="ce5" office:value-type="string" calcext:value-type="string">
            <text:p>*</text:p>
          </table:table-cell>
          <table:table-cell table:style-name="ce3" office:value-type="string" calcext:value-type="string">
            <text:p>char</text:p>
          </table:table-cell>
          <table:table-cell table:style-name="ce4"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3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 = &amp;i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x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0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1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2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3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0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1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2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3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P = &amp;i[0]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[1]</text:p>
          </table:table-cell>
          <table:table-cell table:style-name="ce1" office:value-type="string" calcext:value-type="string">
            <text:p>I[0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[5]</text:p>
          </table:table-cell>
          <table:table-cell table:style-name="ce1" office:value-type="string" calcext:value-type="string">
            <text:p>I[4]</text:p>
          </table:table-cell>
          <table:table-cell table:style-name="ce1" office:value-type="string" calcext:value-type="string">
            <text:p>I[3]</text:p>
          </table:table-cell>
          <table:table-cell table:style-name="ce1" office:value-type="string" calcext:value-type="string">
            <text:p>I[2]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.x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q.y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.x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.y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q→x = &amp;p.x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q→y = &amp;p.y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.x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p.y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hainons[0].suivant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hainons[0].v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hainons[1].suivant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hainons[1].v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hainons[2].suivant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hainons[2].v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Ex 1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zero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 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 1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lus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 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lus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 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&amp;i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plus1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 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table:style-name="ce4" office:value-type="string" calcext:value-type="string">
            <text:p>dix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5" office:value-type="string" calcext:value-type="string">
            <text:p>valeur de retour = 120</text:p>
          </table:table-cell>
          <table:table-cell table:style-name="ce5" table:number-columns-repeated="3"/>
          <table:table-cell/>
          <table:table-cell office:value-type="string" calcext:value-type="string">
            <text:p>//Err</text:p>
          </table:table-cell>
          <table:table-cell table:number-columns-repeated="1017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table:style-name="ce5" office:value-type="string" calcext:value-type="string">
            <text:p>P = 120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 15</text:p>
          </table:table-cell>
          <table:table-cell table:number-columns-repeated="1023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4" office:value-type="string" calcext:value-type="string">
            <text:p>zer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table:style-name="ce4" office:value-type="string" calcext:value-type="string">
            <text:p>dix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5" office:value-type="string" calcext:value-type="string">
            <text:p>valeur de retour = 120</text:p>
          </table:table-cell>
          <table:table-cell table:style-name="ce5" table:number-columns-repeated="3"/>
          <table:table-cell/>
          <table:table-cell office:value-type="string" calcext:value-type="string">
            <text:p>//Err</text:p>
          </table:table-cell>
          <table:table-cell table:number-columns-repeated="1017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table:style-name="ce5" office:value-type="string" calcext:value-type="string">
            <text:p>P = 120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 1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t 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indice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 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T[0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T[1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t[2]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 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t 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indice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valeur de retour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e </text:p>
          </table:table-cell>
          <table:table-cell table:style-name="ce8" office:value-type="string" calcext:value-type="string">
            <text:p>h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8" office:value-type="string" calcext:value-type="string">
            <text:p>\0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ain</text:p>
          </table:table-cell>
          <table:table-cell table:style-name="ce4" table:number-columns-repeated="3"/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0:08:37.118098211</meta:creation-date>
    <dc:date>2021-02-02T12:21:46.860729040</dc:date>
    <meta:editing-duration>PT9M31S</meta:editing-duration>
    <meta:editing-cycles>1</meta:editing-cycles>
    <meta:document-statistic meta:table-count="1" meta:cell-count="140" meta:object-count="0"/>
    <meta:generator>LibreOffice/6.4.6.2$Linux_X86_64 LibreOffice_project/40$Build-2</meta:generator>
  </office:meta>
</office:document-meta>
</file>